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1e7959" officeooo:paragraph-rsid="001e795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1cd0fc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/>
      <style:text-properties fo:font-size="12pt" fo:font-weight="bold" officeooo:rsid="00180312" officeooo:paragraph-rsid="00228419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1cd0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/>
      <style:text-properties fo:font-size="12pt" fo:font-weight="bold" officeooo:rsid="0019068f" officeooo:paragraph-rsid="001cd0fc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/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fo:font-size="12pt" fo:font-weight="normal" officeooo:rsid="0019068f" officeooo:paragraph-rsid="001cd0f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28419" officeooo:paragraph-rsid="0022841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28419" officeooo:paragraph-rsid="0023cc2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3cc25" officeooo:paragraph-rsid="0023cc2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3cc25" officeooo:paragraph-rsid="0023cc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normal" officeooo:rsid="0024e575" officeooo:paragraph-rsid="0024e5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19068f" officeooo:paragraph-rsid="0022841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fo:font-size="12pt" fo:font-weight="bold" officeooo:rsid="0024e575" officeooo:paragraph-rsid="0024e57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 fo:break-before="page" style:writing-mode="page"/>
      <style:text-properties fo:font-size="12pt" fo:font-weight="bold" officeooo:rsid="00180312" officeooo:paragraph-rsid="00228419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684cm"/>
          <style:tab-stop style:position="0.997cm"/>
        </style:tab-stops>
      </style:paragraph-properties>
      <style:text-properties officeooo:rsid="002065e7" officeooo:paragraph-rsid="002065e7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 style:writing-mode="page">
        <style:tab-stops>
          <style:tab-stop style:position="0.684cm"/>
          <style:tab-stop style:position="0.997cm"/>
        </style:tab-stops>
      </style:paragraph-properties>
      <style:text-properties officeooo:rsid="002065e7" officeooo:paragraph-rsid="002065e7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officeooo:rsid="001aa29d"/>
    </style:style>
    <style:style style:name="T2" style:family="text">
      <style:text-properties officeooo:rsid="002065e7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21672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28419"/>
    </style:style>
    <style:style style:name="T8" style:family="text">
      <style:text-properties officeooo:rsid="0023cc2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JIAN AKHIR SEMESTER</text:p>
      <text:p text:style-name="P2">MADRASAH DINIYAH AL MUBAROKAH</text:p>
      <text:p text:style-name="P2">TAHUN PELAJARAN 2016/2017</text:p>
      <text:p text:style-name="P2"><draw:line text:anchor-type="paragraph" draw:z-index="0" draw:name="Shape1" draw:style-name="gr1" draw:text-style-name="P19" svg:x1="-0.034cm" svg:y1="0.245cm" svg:x2="17.058cm" svg:y2="0.298cm"><text:p/></draw:line></text:p>
      <text:section text:style-name="Sect1" text:name="Section1">
        <text:p text:style-name="P4">NAMA<text:tab/>:</text:p>
        <text:p text:style-name="P4">KELAS<text:tab/>: <text:span text:style-name="T1">V (LIMA)</text:span></text:p>
        <text:p text:style-name="P4"><draw:line text:anchor-type="paragraph" draw:z-index="1" draw:name="Shape1" draw:style-name="gr1" draw:text-style-name="P19" svg:x1="-0.026cm" svg:y1="0.261cm" svg:x2="17.085cm" svg:y2="0.293cm"><text:p/></draw:line></text:p>
        <text:p text:style-name="P4">SOAL<text:tab/>:<text:tab/><text:span text:style-name="T1">TAJWID</text:span></text:p>
        <text:p text:style-name="P4">HARI<text:tab/>:</text:p>
      </text:section>
      <text:p text:style-name="P6">A. PERTANYAAN PILIHAN</text:p>
      <text:p text:style-name="P6">Berilah tanda silang (x) pada jawaban pertanyaan di bawah ini !</text:p>
      <text:p text:style-name="P8"/>
      <text:h text:style-name="P1" text:outline-level="1">1.<text:tab/><text:span text:style-name="T2">Hukum lam ta’rif ada berapa ….</text:span></text:h>
      <text:section text:style-name="Sect2" text:name="Section2">
        <text:p text:style-name="P17"><text:span text:style-name="T3"><text:tab/>A. Tiga</text:span></text:p>
        <text:p text:style-name="P17"><text:span text:style-name="T3"><text:tab/>B. Dua</text:span></text:p>
        <text:p text:style-name="P17"><text:span text:style-name="T3"><text:tab/>C. Empat</text:span></text:p>
        <text:p text:style-name="P17"><text:span text:style-name="T3"><text:tab/>D. Lima</text:span></text:p>
      </text:section>
      <text:p text:style-name="P17"><text:span text:style-name="T3">2.<text:tab/>Yang termasuk hukum lain ta’rif adalah …..</text:span></text:p>
      <text:section text:style-name="Sect2" text:name="Section3">
        <text:p text:style-name="P17"><text:span text:style-name="T3"><text:tab/>A. Al Qomariah</text:span></text:p>
        <text:p text:style-name="P17"><text:span text:style-name="T3"><text:tab/>B. Qolqolah</text:span></text:p>
        <text:p text:style-name="P17"><text:span text:style-name="T3"><text:tab/>C. Idzhar</text:span></text:p>
        <text:p text:style-name="P17"><text:span text:style-name="T3"><text:tab/>D. Idghom</text:span></text:p>
      </text:section>
      <text:p text:style-name="P17"><text:span text:style-name="T3">3.<text:tab/>Al Qomariah artinya adalah ….</text:span></text:p>
      <text:section text:style-name="Sect2" text:name="Section4">
        <text:p text:style-name="P17"><text:span text:style-name="T3"><text:tab/>A. Samar</text:span></text:p>
        <text:p text:style-name="P17"><text:span text:style-name="T3"><text:tab/>B. Cahaya</text:span></text:p>
        <text:p text:style-name="P17"><text:span text:style-name="T3"><text:tab/>C. Jelas dan terang</text:span></text:p>
        <text:p text:style-name="P17"><text:span text:style-name="T3"><text:tab/>D. Kemilau</text:span></text:p>
      </text:section>
      <text:p text:style-name="P17"><text:span text:style-name="T3">4.<text:tab/>Qomariah diambil dari kata Qomar yang artinya…..</text:span></text:p>
      <text:section text:style-name="Sect2" text:name="Section5">
        <text:p text:style-name="P17"><text:span text:style-name="T3"><text:tab/>A. Matahari</text:span></text:p>
        <text:p text:style-name="P17"><text:span text:style-name="T3"><text:tab/>B. Bintang</text:span></text:p>
        <text:p text:style-name="P17"><text:span text:style-name="T3"><text:tab/>C. Planet</text:span></text:p>
        <text:p text:style-name="P17"><text:span text:style-name="T3"><text:tab/>D. Bulan</text:span></text:p>
      </text:section>
      <text:p text:style-name="P17"><text:span text:style-name="T3">5.<text:tab/>Huruf Al Qomariah berjumlah ….</text:span></text:p>
      <text:section text:style-name="Sect2" text:name="Section6">
        <text:p text:style-name="P17"><text:span text:style-name="T3"><text:tab/>A. 16 huruf</text:span></text:p>
        <text:p text:style-name="P17"><text:span text:style-name="T3"><text:tab/>B. 14 huruf</text:span></text:p>
        <text:p text:style-name="P17"><text:span text:style-name="T3"><text:tab/>C. 10 huruf</text:span></text:p>
        <text:p text:style-name="P17"><text:span text:style-name="T3"><text:tab/>D. 17 huruf</text:span></text:p>
      </text:section>
      <text:p text:style-name="P17"><text:span text:style-name="T3">6.<text:tab/>Huruf Asy Syamsiah berjumlah …</text:span></text:p>
      <text:section text:style-name="Sect2" text:name="Section7">
        <text:p text:style-name="P17"><text:span text:style-name="T3"><text:tab/>A.15 huruf</text:span></text:p>
        <text:p text:style-name="P17"><text:span text:style-name="T3"><text:tab/>B. 14 huruf</text:span></text:p>
        <text:p text:style-name="P17"><text:span text:style-name="T3"><text:tab/>C. 10 huruf</text:span></text:p>
        <text:p text:style-name="P17"><text:span text:style-name="T3"><text:tab/>D. 16 huruf</text:span></text:p>
      </text:section>
      <text:p text:style-name="P17"><text:span text:style-name="T3">7.<text:tab/>Yang termasuk contoh Al Syamsiah adalah … kecuali</text:span></text:p>
      <text:p text:style-name="P17"><text:span text:style-name="T3"><text:tab/>A. </text:span></text:p>
      <text:p text:style-name="P17"><text:span text:style-name="T3"><text:tab/>B.</text:span></text:p>
      <text:p text:style-name="P17"><text:span text:style-name="T3"><text:tab/>C.</text:span></text:p>
      <text:p text:style-name="P17"><text:span text:style-name="T3"><text:tab/>D.</text:span></text:p>
      <text:p text:style-name="P17"><text:span text:style-name="T3">8.<text:tab/> <text:s text:c="22"/>termasuk contoh …</text:span></text:p>
      <text:section text:style-name="Sect2" text:name="Section8">
        <text:p text:style-name="P17"><text:span text:style-name="T3"><text:tab/>A. Qolqolah</text:span></text:p>
        <text:p text:style-name="P17"><text:span text:style-name="T3"><text:tab/>B. Syamsiah</text:span></text:p>
        <text:p text:style-name="P17"><text:span text:style-name="T3"><text:tab/>C. Ikhfa</text:span></text:p>
        <text:p text:style-name="P17"><text:span text:style-name="T3"><text:tab/>D. Qomariah</text:span></text:p>
      </text:section>
      <text:p text:style-name="P17"><text:span text:style-name="T3">9.<text:tab/>Hukum ra ( <text:s text:c="8"/>) terbagi menjadi berapa bagian ……..</text:span></text:p>
      <text:section text:style-name="Sect2" text:name="Section9">
        <text:p text:style-name="P17"><text:span text:style-name="T3"><text:tab/>A. Tiga</text:span></text:p>
        <text:p text:style-name="P17"><text:span text:style-name="T3"><text:tab/>B. Dua</text:span></text:p>
        <text:p text:style-name="P17"><text:span text:style-name="T3"><text:tab/>C. Empat</text:span></text:p>
        <text:p text:style-name="P17"><text:span text:style-name="T3"><text:tab/>D. Lima</text:span></text:p>
      </text:section>
      <text:p text:style-name="P17"><text:span text:style-name="T3">10.<text:tab/>Mengucapkan huruf dengan tebal sampai memenuhi mulut disebut …..</text:span></text:p>
      <text:p text:style-name="P17"><text:span text:style-name="T3"><text:tab/>A. Tariq</text:span></text:p>
      <text:p text:style-name="P17"><text:span text:style-name="T3"><text:tab/>B. Tarkhim</text:span></text:p>
      <text:p text:style-name="P17"><text:span text:style-name="T3"><text:tab/>C. Jawazul Wajhain</text:span></text:p>
      <text:p text:style-name="P17"><text:span text:style-name="T3"/></text:p>
      <text:p text:style-name="P17"><text:span text:style-name="T3">11.<text:tab/>Boleh dibaca tarqiq dan boleh di baca tarkhim termasuk ….</text:span></text:p>
      <text:p text:style-name="P17"><text:span text:style-name="T3"><text:tab/>A. Tarqiq</text:span></text:p>
      <text:p text:style-name="P17"><text:span text:style-name="T3"><text:tab/>B. Tafkhim</text:span></text:p>
      <text:p text:style-name="P17"><text:span text:style-name="T3"><text:tab/>C. Jawazul wajhain</text:span></text:p>
      <text:p text:style-name="P17"><text:span text:style-name="T3">12.<text:tab/>Hukum lam jalalah ada berapa bagian …</text:span></text:p>
      <text:section text:style-name="Sect2" text:name="Section10">
        <text:p text:style-name="P17"><text:span text:style-name="T3"><text:tab/>A. Satu</text:span></text:p>
        <text:p text:style-name="P17"><text:span text:style-name="T3"><text:tab/>B. Dua</text:span></text:p>
        <text:p text:style-name="P17"><text:span text:style-name="T3"><text:tab/>C. Tiga</text:span></text:p>
        <text:p text:style-name="P17"><text:span text:style-name="T3"><text:tab/>D. Empat</text:span></text:p>
      </text:section>
      <text:p text:style-name="P17"><text:span text:style-name="T3">13.<text:tab/>Taghlizh menurut istilah adalah …</text:span></text:p>
      <text:p text:style-name="P17"><text:soft-page-break/><text:span text:style-name="T3"><text:tab/>A. Mengucapkan huruf dengan tebal</text:span></text:p>
      <text:p text:style-name="P17"><text:span text:style-name="T3"><text:tab/>B. Mengucapkan huruf dengan tipis</text:span></text:p>
      <text:p text:style-name="P17"><text:span text:style-name="T3"><text:tab/>C. Boleh dibaca tebal atau tipis</text:span></text:p>
      <text:p text:style-name="P17"><text:span text:style-name="T3">14.<text:tab/>Hukum lam jalalah terdapat pada lafazh….</text:span></text:p>
      <text:section text:style-name="Sect2" text:name="Section11">
        <text:p text:style-name="P17"><text:span text:style-name="T3"><text:tab/>A. Allah</text:span></text:p>
        <text:p text:style-name="P17"><text:span text:style-name="T3"><text:tab/>B. Muhammad</text:span></text:p>
        <text:p text:style-name="P17"><text:span text:style-name="T3"><text:tab/>C. Huruf Ro</text:span></text:p>
        <text:p text:style-name="P17"><text:span text:style-name="T3"><text:tab/>D. Assholah</text:span></text:p>
      </text:section>
      <text:p text:style-name="P17"><text:span text:style-name="T3">15.<text:tab/>Hukum mim mati terdiri dari berapa macam ….</text:span></text:p>
      <text:section text:style-name="Sect2" text:name="Section12">
        <text:p text:style-name="P17"><text:span text:style-name="T3"><text:tab/>A. Empat macam</text:span></text:p>
        <text:p text:style-name="P17"><text:span text:style-name="T3"><text:tab/>B. tiga macam</text:span></text:p>
        <text:p text:style-name="P17"><text:span text:style-name="T3"><text:tab/>C. Dua macam</text:span></text:p>
        <text:p text:style-name="P17"><text:span text:style-name="T3"><text:tab/>D. Lima macam</text:span></text:p>
      </text:section>
      <text:p text:style-name="P17"><text:span text:style-name="T3"/></text:p>
      <text:p text:style-name="P17"><text:span text:style-name="T5">B.</text:span><text:span text:style-name="T3"> </text:span><text:span text:style-name="T5">PERTANYAAN ESSEY</text:span></text:p>
      <text:p text:style-name="P17"><text:span text:style-name="T3"/></text:p>
      <text:p text:style-name="P17"><text:span text:style-name="T3">1. Sebutkan bagaimana cara membca alif lam syamsiah?</text:span></text:p>
      <text:p text:style-name="P17"><text:span text:style-name="T3">2. Tuliskan contoh hukum lam jalallah pada taghlizh?</text:span></text:p>
      <text:p text:style-name="P17"><text:span text:style-name="T3">3. Tuliskan contoh hukum alif lam syamsiah dan alif lam qomariah?</text:span></text:p>
      <text:p text:style-name="P17"><text:span text:style-name="T3">4. Sebutkan yang termasuk hukum mim bersukun?</text:span></text:p>
      <text:p text:style-name="P17"><text:span text:style-name="T3">5. Tuliskan surat Al Alaq ayat 1 sd 5?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8"><text:span text:style-name="T3">SELA</text:span><text:span text:style-name="T4">M</text:span><text:span text:style-name="T3">AT MENGERJAKAN</text:span></text:p>
      <text:p text:style-name="P16">UJIAN AKHIR SEMESTER</text:p>
      <text:p text:style-name="P3">MADRASAH DINIYAH AL MUBAROKAH</text:p>
      <text:p text:style-name="P3">TAHUN PELAJARAN 2016/2017</text:p>
      <text:p text:style-name="P3"><draw:line text:anchor-type="paragraph" draw:z-index="2" draw:name="Shape1" draw:style-name="gr1" draw:text-style-name="P19" svg:x1="-0.034cm" svg:y1="0.245cm" svg:x2="17.058cm" svg:y2="0.298cm"><text:p/></draw:line></text:p>
      <text:section text:style-name="Sect1" text:name="Section13">
        <text:p text:style-name="P5">NAMA<text:tab/>:</text:p>
        <text:p text:style-name="P5">KELAS<text:tab/>: <text:span text:style-name="T1">V (LIMA)</text:span></text:p>
        <text:p text:style-name="P5"><draw:line text:anchor-type="paragraph" draw:z-index="3" draw:name="Shape1" draw:style-name="gr1" draw:text-style-name="P19" svg:x1="-0.026cm" svg:y1="0.261cm" svg:x2="17.085cm" svg:y2="0.293cm"><text:p/></draw:line></text:p>
        <text:p text:style-name="P5">SOAL<text:tab/>:<text:tab/><text:span text:style-name="T7">AKHLAK</text:span></text:p>
        <text:p text:style-name="P5">HARI<text:tab/>:</text:p>
      </text:section>
      <text:p text:style-name="P7">A. PERTANYAAN PILIHAN</text:p>
      <text:p text:style-name="P14">Berilah tanda silang (x) pada jawaban pertanyaan di bawah ini !</text:p>
      <text:p text:style-name="P14"><text:span text:style-name="T6"/></text:p>
      <text:p text:style-name="P9">1.<text:tab/>Akhlak terhadap tetangga yaitu …. kecuali</text:p>
      <text:section text:style-name="Sect2" text:name="Section14">
        <text:p text:style-name="P9"><text:tab/>A. Bila sakit tengoklah</text:p>
        <text:p text:style-name="P9"><text:tab/>B. Bila membutuhkan bantulah</text:p>
        <text:p text:style-name="P9"><text:tab/>C. Bila meninggal antarkan jenazahnya</text:p>
        <text:p text:style-name="P9"><text:tab/>D. Bila menghina, dihina lagi</text:p>
      </text:section>
      <text:p text:style-name="P9">2.<text:tab/>Apabila ada tetangga yang kurang mampu kita harus…..</text:p>
      <text:section text:style-name="Sect2" text:name="Section15">
        <text:p text:style-name="P9"><text:tab/>A. Peduli dan berbagi</text:p>
        <text:p text:style-name="P9"><text:tab/>B. Tidak memperdulikan</text:p>
        <text:p text:style-name="P9"><text:tab/>C. Mengejeknya</text:p>
        <text:p text:style-name="P9"><text:tab/>D. Membiarkannya</text:p>
      </text:section>
      <text:p text:style-name="P9">3.<text:tab/>Dalam bertetangga kita harus saling … kecuali</text:p>
      <text:section text:style-name="Sect2" text:name="Section16">
        <text:p text:style-name="P9"><text:tab/>A. Menghina</text:p>
        <text:p text:style-name="P9"><text:tab/>B. Tolong menolong</text:p>
        <text:p text:style-name="P9"><text:tab/>C. Menghargai</text:p>
        <text:p text:style-name="P9"><text:tab/>D. Toleransi</text:p>
      </text:section>
      <text:p text:style-name="P9">4.<text:tab/>Akhlak terhadap diri sendiri yaitu dengan …. kecuali</text:p>
      <text:section text:style-name="Sect2" text:name="Section17">
        <text:p text:style-name="P9"><text:tab/>A. Menjaga keimanan</text:p>
        <text:p text:style-name="P9"><text:tab/>B. Menjaga kesehatan</text:p>
        <text:p text:style-name="P9"><text:tab/>C. Membersihkan diri</text:p>
        <text:p text:style-name="P10"><text:tab/>D. Melalaikan kebersihan dir<text:span text:style-name="T8">I</text:span></text:p>
      </text:section>
      <text:p text:style-name="P9">5.<text:tab/>Mencari ilmu, menjaga nama baik keluarga termasuk akhlak….</text:p>
      <text:section text:style-name="Sect2" text:name="Section18">
        <text:p text:style-name="P9"><text:tab/>A. Terhadap orang tua</text:p>
        <text:p text:style-name="P9"><text:tab/>B. Terhadap tetangga</text:p>
        <text:p text:style-name="P9"><text:tab/>C. Terhadap diri sendiri</text:p>
        <text:p text:style-name="P9"><text:tab/>D. Terhadap sesama manusia</text:p>
      </text:section>
      <text:p text:style-name="P9">6.<text:tab/>Berdzikirlah kamu nisccaya hatimu akan …</text:p>
      <text:section text:style-name="Sect2" text:name="Section19">
        <text:p text:style-name="P9"><text:tab/>A. Bahagia</text:p>
        <text:p text:style-name="P9"><text:tab/>B. Tenang/tentram</text:p>
        <text:p text:style-name="P9"><text:tab/>C. Bersih</text:p>
        <text:p text:style-name="P9"><text:tab/>D. Suci</text:p>
      </text:section>
      <text:p text:style-name="P9">7.<text:tab/>Dzikir yang paling utama adalah …..</text:p>
      <text:section text:style-name="Sect2" text:name="Section20">
        <text:p text:style-name="P9"><text:tab/>A. Zakat</text:p>
        <text:p text:style-name="P9"><text:tab/>B. Puasa</text:p>
        <text:p text:style-name="P9"><text:tab/>C. Sholat</text:p>
        <text:p text:style-name="P9"><text:tab/>D. Syahadat</text:p>
      </text:section>
      <text:p text:style-name="P9">8.<text:tab/>Dalil tentang sabar terdapat dalam Al Qur’an surat ….</text:p>
      <text:section text:style-name="Sect2" text:name="Section21">
        <text:p text:style-name="P9"><text:tab/>A. Al Baqoroh ayat 155-156</text:p>
        <text:p text:style-name="P9"><text:tab/>B. Al Baqoroh ayat 160-165</text:p>
        <text:p text:style-name="P9"><text:tab/>C. Al Baqoroh ayat 165-166</text:p>
        <text:p text:style-name="P9"><text:tab/>D. Al Baqoroh ayat 255-256</text:p>
      </text:section>
      <text:p text:style-name="P9">9.<text:tab/>Seseorang yang bersabar dalam menghadapi ujian akan mendapatkan</text:p>
      <text:section text:style-name="Sect2" text:name="Section22">
        <text:p text:style-name="P9"><text:tab/>A. Kerugian</text:p>
        <text:p text:style-name="P9"><text:tab/>B. Kesempitan</text:p>
        <text:p text:style-name="P9"><text:tab/>C. Kelapangan</text:p>
        <text:p text:style-name="P9"><text:tab/>D. Keberuntungan</text:p>
      </text:section>
      <text:p text:style-name="P9">10.<text:tab/>Menjauhi sifat hasud,iri ,dengki termasuk sabar dalam …</text:p>
      <text:p text:style-name="P9"><text:tab/>A. Menghadapi musibah</text:p>
      <text:p text:style-name="P9"><text:tab/>B. Meninggalkan maksiat</text:p>
      <text:p text:style-name="P9"><text:tab/>C. Menaati Allah</text:p>
      <text:p text:style-name="P9">11.<text:tab/>Orang yang sabar dalam menghadapi bencana dan beramal sholeh mereka itu akan memperoleh <text:tab/>….</text:p>
      <text:section text:style-name="Sect2" text:name="Section23">
        <text:p text:style-name="P9"><text:tab/>A. Keberuntungan</text:p>
        <text:p text:style-name="P9"><text:tab/>B. Kebahagiaan</text:p>
        <text:p text:style-name="P9"><text:tab/>C. Keberkahan</text:p>
        <text:p text:style-name="P9"><text:tab/>D. Pahala dan ampunan</text:p>
      </text:section>
      <text:p text:style-name="P9">12.<text:tab/>Sabar setelah kita beramal yakni tidak</text:p>
      <text:section text:style-name="Sect2" text:name="Section24">
        <text:p text:style-name="P9"><text:tab/>A. Membanggakan diri</text:p>
        <text:p text:style-name="P9"><text:tab/>B. Ikhlas dalam beramal</text:p>
        <text:p text:style-name="P9"><text:tab/>C. Melalaikan</text:p>
        <text:p text:style-name="P9"><text:tab/>D. Memperbagus hal</text:p>
      </text:section>
      <text:p text:style-name="P9">13.<text:tab/>Allah SWT akan memberikan kabar gembira kepada ….</text:p>
      <text:section text:style-name="Sect2" text:name="Section25">
        <text:p text:style-name="P9"><text:tab/>A. Orang-orang yang bersyukur</text:p>
        <text:p text:style-name="P9"><text:tab/>B. Orang-orang yang beriman</text:p>
        <text:p text:style-name="P9"><text:tab/>C. Orang-orang yang bertaqwa</text:p>
        <text:p text:style-name="P9"><text:tab/>D. Orang-orang yang bersabar</text:p>
      </text:section>
      <text:p text:style-name="P9"/>
      <text:p text:style-name="P9"><text:soft-page-break/>14.<text:tab/>Berita gambar bagi orang yang sabar yaitu mereka akan ….</text:p>
      <text:section text:style-name="Sect2" text:name="Section26">
        <text:p text:style-name="P9"><text:tab/>A. Mendapat kebahagiaan</text:p>
        <text:p text:style-name="P9"><text:tab/>B.Dimasukkan ke surga yang indah dan <text:tab/><text:tab/> nikmat</text:p>
        <text:p text:style-name="P9"><text:tab/>C. Diberikan kemudahan</text:p>
        <text:p text:style-name="P9"><text:tab/>D. Diberikan kelapangan</text:p>
      </text:section>
      <text:p text:style-name="P9"/>
      <text:p text:style-name="P9">15.<text:tab/>Cara kita mengungkapkan rasa syukur <text:span text:style-name="T8">kepada Allah SWT yaitu :</text:span></text:p>
      <text:section text:style-name="Sect2" text:name="Section27">
        <text:p text:style-name="P11"><text:tab/>A. Dengan menghamburkan harta</text:p>
        <text:p text:style-name="P11"><text:tab/>B. Dengan berlebih lebihan</text:p>
        <text:p text:style-name="P11"><text:tab/>C. Memberi sedekah</text:p>
        <text:p text:style-name="P11"><text:tab/>D. Dengan melampaui batas</text:p>
      </text:section>
      <text:p text:style-name="P11"/>
      <text:p text:style-name="P11"/>
      <text:p text:style-name="P15">B.<text:tab/>PERTANYAAN ESSEY</text:p>
      <text:p text:style-name="P13"><text:tab/>Jawablah pertanyaan essey di bawah ini dengan jelas dan tepat !</text:p>
      <text:p text:style-name="P13"/>
      <text:p text:style-name="P13">1. Bagaimana cara kita dalam menghadapi ujian kesabaran ?</text:p>
      <text:p text:style-name="P13">2. Tuliskan dalil tentang sabar ?</text:p>
      <text:p text:style-name="P13">3. Sebutkan akhlak yang baik terhadap diri sendiri ?</text:p>
      <text:p text:style-name="P13">4. Bagaimana akhlak kita terhadap guru dan tetangga?</text:p>
      <text:p text:style-name="P13">5. Sebutkan macam-macam penyakit hati ?</text:p>
      <text:p text:style-name="P13"/>
      <text:p text:style-name="P13"/>
      <text:p text:style-name="P13"/>
      <text:p text:style-name="P11"/>
      <text:p text:style-name="P11"/>
      <text:p text:style-name="P12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4:50:02.795578222</meta:creation-date>
    <dc:date>2017-05-30T15:22:50.917422875</dc:date>
    <dc:creator>Richie Rahmat Hidayat</dc:creator>
    <meta:editing-duration>PT21M3S</meta:editing-duration>
    <meta:editing-cycles>10</meta:editing-cycles>
    <meta:generator>LibreOffice/5.3.3.2$Linux_X86_64 LibreOffice_project/30m0$Build-2</meta:generator>
    <meta:document-statistic meta:table-count="0" meta:image-count="0" meta:object-count="0" meta:page-count="4" meta:paragraph-count="179" meta:word-count="749" meta:character-count="4449" meta:non-whitespace-character-count="3726"/>
  </office:meta>
</office:document-meta>
</file>